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13" calcext:value-type="float">
            <text:p>913</text:p>
          </table:table-cell>
          <table:table-cell table:style-name="ce7" table:formula="of:=COUNTIF([.B7:.B999];&quot;X&quot;)" office:value-type="float" office:value="786" calcext:value-type="float">
            <text:p>786</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69" calcext:value-type="float">
            <text:p>96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4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12">00/00/0000</text:date>, <text:time style:data-style-name="N2" text:time-value="18:50:23.9029120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12T18:51:04.479221336</dc:date>
    <meta:editing-duration>P1DT1H27M59S</meta:editing-duration>
    <meta:editing-cycles>910</meta:editing-cycles>
    <meta:document-statistic meta:table-count="1" meta:cell-count="5497" meta:object-count="0"/>
  </office:meta>
</office:document-meta>
</file>